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Heading_20_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3">
      <style:paragraph-properties fo:text-align="start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margin-top="0in" fo:margin-bottom="0in" style:contextual-spacing="false" fo:text-align="start" style:justify-single-word="false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<text:span text:style-name="T2">تضخم العضلات</text:span></text:h>
      <text:p text:style-name="P5">الآلية: يحدث التضخم العضلي بشكل أساسي من خلال نمو الألياف العضلية، التي تزيد في الحجم نتيجة التدريب بالمقاومة، وزيادة تصنيع البروتين، والاستجابات الهرمونية.</text:p>
      <text:p text:style-name="P5">السرعة: تتكيف العضلات بسرعة نسبياً مع التدريب، غالباً في غضون أسابيع إلى أشهر.</text:p>
      <text:p text:style-name="P5">النمو الملحوظ: <text:span text:style-name="T1">تضخم العضلات يظهر بوضوح في زيادة الحجم وتغير شكل الجسم</text:span>.</text:p>
      <text:h text:style-name="P1" text:outline-level="1">2. تكيف الأوتار</text:h>
      <text:p text:style-name="P5">الآلية: تستجيب الأوتار للإجهاد الميكانيكي من خلال زيادة تصنيع الكولاجين، مما يجعلها<text:span text:style-name="T1"> أكثر كثافة</text:span> <text:span text:style-name="T1">وأكبر </text:span><text:span text:style-name="T3">قليلاً</text:span>. ومع ذلك، يكون التكيف الأساسي هو زيادة الصلابة والقوة لتحمل الأحمال الأكبر.</text:p>
      <text:p text:style-name="P5">السرعة: تتكيف الأوتار بشكل أبطأ بكثير من العضلات، وغالباً ما يستغرق ذلك شهورًا إلى سنوات لتقوية نفسها بالكامل. يعود هذا المعدل البطيء إلى تدفق الدم المنخفض إلى الأوتار مقارنة بالعضلات.</text:p>
      <text:p text:style-name="P5">التغييرات في الحجم: قد تزيد الأوتار قليلاً في السمك، لكن التغيير في الحجم أقل بكثير من العضلات. <text:span text:style-name="T1">يكون التركيز أكثر على المتانة وقوة الشد وليس على التضخم.</text:span></text:p>
      <text:p text:style-name="P5">لماذا هذا مهم؟</text:p>
      <text:p text:style-name="P5">الوقاية من الإصابات: تعتبر قوة وصلابة الأوتار ضرورية للوقاية من الإصابات، خاصة في التدريبات ذات التأثير العالي أو رفع الأثقال.</text:p>
      <text:p text:style-name="P5">انعكاسات التدريب: يتطلب تدريب الأوتار الاستمرارية على مدى طويل. يُوصى غالبًا بتمارين مثل الحركات الثابتة (الإيزومترية)، التحميل اللامركزي، والتدرج في زيادة المقاومة (زيادة الحمل تدريجياً) لتقوية الأوتار.</text:p>
      <text:p text:style-name="P6">لذا، على الرغم من أن الأوتار يمكن أن تتكيف وتصبح أقوى، فإنها لا تتضخم بنفس الطريقة المرئية وزيادة الحجم التي تحدث في العضلات.</text:p>
      <text:p text:style-name="P6"/>
      <text:h text:style-name="P2" text:outline-level="3"/>
      <text:h text:style-name="P3" text:outline-level="3">1. <text:span text:style-name="Strong_20_Emphasis">Tendon Adaptations in Response to Mechanical Loading</text:span></text:h>
      <text:list text:style-name="L1">
        <text:list-item>
          <text:p text:style-name="P8"><text:span text:style-name="Strong_20_Emphasis">Study</text:span>: Kongsgaard et al. (2007)</text:p>
        </text:list-item>
        <text:list-item>
          <text:p text:style-name="P9"><text:span text:style-name="Strong_20_Emphasis">Title</text:span>: <text:span text:style-name="Emphasis">Cortical bone and tendon adaptations to mechanical loading in humans.</text:span></text:p>
        </text:list-item>
      </text:list>
      <text:h text:style-name="P4" text:outline-level="3"><text:span text:style-name="Emphasis">2. </text:span><text:span text:style-name="Emphasis"><text:span text:style-name="Strong_20_Emphasis">Tendon Thickness and Resistance Training</text:span></text:span></text:h>
      <text:list text:style-name="L2">
        <text:list-item>
          <text:p text:style-name="P12"><text:span text:style-name="Strong_20_Emphasis">Study</text:span>: Seynnes et al. (2009)</text:p>
        </text:list-item>
        <text:list-item>
          <text:p text:style-name="P11"><text:span text:style-name="Strong_20_Emphasis">Title</text:span>: <text:span text:style-name="Emphasis">Early skeletal muscle hypertrophy and architectural changes in response to high-intensity resistance training.</text:span></text:p>
        </text:list-item>
      </text:list>
      <text:h text:style-name="P4" text:outline-level="3"><text:span text:style-name="Emphasis">3. </text:span><text:span text:style-name="Emphasis"><text:span text:style-name="Strong_20_Emphasis">Tendons and Collagen Synthesis</text:span></text:span></text:h>
      <text:list text:style-name="L3">
        <text:list-item>
          <text:p text:style-name="P14"><text:span text:style-name="Strong_20_Emphasis">Study</text:span>: Heinemeier et al. (2013)</text:p>
        </text:list-item>
        <text:list-item>
          <text:p text:style-name="P13"><text:span text:style-name="Strong_20_Emphasis">Title</text:span>: <text:span text:style-name="Emphasis">Tendon hypertrophy contributes to tendon stiffness in older men.</text:span></text:p>
        </text:list-item>
      </text:list>
      <text:h text:style-name="P4" text:outline-level="3"><text:span text:style-name="Emphasis">4. </text:span><text:span text:style-name="Emphasis"><text:span text:style-name="Strong_20_Emphasis">Tendon Stiffness and Functional Performance</text:span></text:span></text:h>
      <text:list text:style-name="L4">
        <text:list-item>
          <text:p text:style-name="P16"><text:span text:style-name="Strong_20_Emphasis">Study</text:span>: Bohm et al. (2015)</text:p>
        </text:list-item>
        <text:list-item>
          <text:p text:style-name="P15"><text:span text:style-name="Strong_20_Emphasis">Title</text:span>: <text:span text:style-name="Emphasis">The influence of short-term training on the mechanical properties of the human patellar tendon.</text:span></text:p>
        </text:list-item>
      </text:list>
      <text:p text:style-name="P10"><text:span text:style-name="Emphasis"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7:36:22.860352848</meta:creation-date>
    <dc:date>2024-09-11T17:41:39.836153721</dc:date>
    <meta:editing-duration>PT5M19S</meta:editing-duration>
    <meta:editing-cycles>1</meta:editing-cycles>
    <meta:document-statistic meta:table-count="0" meta:image-count="0" meta:object-count="0" meta:page-count="2" meta:paragraph-count="24" meta:word-count="315" meta:character-count="1978" meta:non-whitespace-character-count="1695"/>
    <meta:generator>LibreOffice/24.2.5.2$Linux_X86_64 LibreOffice_project/420$Build-2</meta:generator>
  </office:meta>
</office:document-meta>
</file>